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b9d59" officeooo:paragraph-rsid="000b9d59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b9d59" officeooo:paragraph-rsid="00113a26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13a26" officeooo:paragraph-rsid="00113a26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b9d59" officeooo:paragraph-rsid="000b9d59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e0137" officeooo:paragraph-rsid="000e0137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e0137" officeooo:paragraph-rsid="001023e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f6074" officeooo:paragraph-rsid="000f6074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f6074" officeooo:paragraph-rsid="001023e0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023e0" officeooo:paragraph-rsid="001023e0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0d8e8" officeooo:paragraph-rsid="0010d8e8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13a26" officeooo:paragraph-rsid="00113a26" style:font-weight-asian="normal" style:font-weight-complex="normal"/>
    </style:style>
    <style:style style:name="T1" style:family="text">
      <style:text-properties officeooo:rsid="000cd53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f6074"/>
    </style:style>
    <style:style style:name="T4" style:family="text">
      <style:text-properties officeooo:rsid="000f0180"/>
    </style:style>
    <style:style style:name="T5" style:family="text">
      <style:text-properties officeooo:rsid="001023e0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280f5" style:font-weight-asian="normal" style:font-weight-complex="normal"/>
    </style:style>
    <style:style style:name="T8" style:family="text">
      <style:text-properties style:text-underline-style="none" fo:font-weight="normal" officeooo:rsid="0013765f" style:font-weight-asian="normal" style:font-weight-complex="normal"/>
    </style:style>
    <style:style style:name="T9" style:family="text">
      <style:text-properties style:text-underline-style="none" fo:font-weight="normal" officeooo:rsid="0015733e" style:font-weight-asian="normal" style:font-weight-complex="normal"/>
    </style:style>
    <style:style style:name="T10" style:family="text">
      <style:text-properties style:text-underline-style="none" fo:font-weight="normal" officeooo:rsid="0018c3aa" style:font-weight-asian="normal" style:font-weight-complex="normal"/>
    </style:style>
    <style:style style:name="T11" style:family="text">
      <style:text-properties officeooo:rsid="0010d8e8"/>
    </style:style>
    <style:style style:name="T12" style:family="text">
      <style:text-properties officeooo:rsid="00172b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NTHÉON :<text:span text:style-name="T6"> </text:span></text:p>
      <text:p text:style-name="P11"/>
      <text:p text:style-name="P11">Mythologie commune aux Elfes et aux Hommes.</text:p>
      <text:p text:style-name="P1"/>
      <text:p text:style-name="P7"><text:span text:style-name="T2">Iniithar</text:span> : Dieu d<text:span text:style-name="T5">e l’Espace et du Temps. Père des dieux. </text:span></text:p>
      <text:p text:style-name="P7"/>
      <text:p text:style-name="P9"><text:span text:style-name="T2">Yginnea</text:span> : Déesse du savoir et de la magie.</text:p>
      <text:p text:style-name="P7"/>
      <text:p text:style-name="P4"><text:span text:style-name="T3">Cyntha</text:span> : Déesse de <text:span text:style-name="T1">la</text:span> <text:span text:style-name="T1">terre, de la fertilité et du travail. Fille d’Iniithar et Yginnea.</text:span></text:p>
      <text:p text:style-name="P4"/>
      <text:p text:style-name="P6"><text:span text:style-name="T3">Mavinne</text:span> : Déesse de l’eau, de la vie et du changement. <text:span text:style-name="T1">Fille d’Iniithar et Yginnea.</text:span></text:p>
      <text:p text:style-name="P5"/>
      <text:p text:style-name="P6"><text:span text:style-name="T2">Agappe</text:span> : Déesse du feu, d<text:span text:style-name="T4">e l’amour et de la discorde. Fille d’Iniithar et Yginnea.</text:span></text:p>
      <text:p text:style-name="P5"/>
      <text:p text:style-name="P8"><text:span text:style-name="T2">Hareel</text:span> : Dieu des cieux, des vents et de la beauté. <text:span text:style-name="T1">Fils d’Iniithar et Yginnea.</text:span></text:p>
      <text:p text:style-name="P8"/>
      <text:p text:style-name="P9"><text:span text:style-name="T2">Maro</text:span> : Dieu de la folie <text:span text:style-name="T11">et des arts</text:span>. Fils d’Iniithar et d’une mortelle.</text:p>
      <text:p text:style-name="P9"/>
      <text:p text:style-name="P10"><text:span text:style-name="T2">Eylise</text:span> : Déesse de l’hédonisme et du vin. Fille incestueuse <text:span text:style-name="T12">d</text:span>’Hareel et Agappe.</text:p>
      <text:p text:style-name="P10"/>
      <text:p text:style-name="P10"><text:span text:style-name="T2">Obolh</text:span> : Dieu de la justice et des hommes. Fils de Cyntha et d’un humain.</text:p>
      <text:p text:style-name="P10"/>
      <text:p text:style-name="P11">Possibilité, je dirais même nécessité d’une mythologie un peu voir complètement différente si l’on incorpore une race ‘exotique’.</text:p>
      <text:p text:style-name="P11"/>
      <text:p text:style-name="P3">MYTHES :</text:p>
      <text:p text:style-name="P11"/>
      <text:p text:style-name="P3">CONSÉQUENCES :<text:span text:style-name="T6"> </text:span></text:p>
      <text:p text:style-name="P11"/>
      <text:p text:style-name="P3"><text:span text:style-name="T6">_Je pense à un mythe qui confér</text:span><text:span text:style-name="T8">er</text:span><text:span text:style-name="T6">ait à une source située dans des montagnes inexpugnables des propriétés curatives car elle serait lié</text:span><text:span text:style-name="T8">e</text:span><text:span text:style-name="T6">, d’une façon ou d’une autre à la déesse Mavinne. Une ville se serait donc édifiée autour d’un temple, situé à flan de montagne, dédié à la déesse et serait devenu</text:span><text:span text:style-name="T8">e</text:span><text:span text:style-name="T6"> la capitale </text:span><text:span text:style-name="T10">de l’empire humain</text:span><text:span text:style-name="T6">. Le temple pourrait être devenu, ‘de nos jours’, aussi bien un lieu sacré qu’une école formant les hydromanciens.</text:span></text:p>
      <text:p text:style-name="P11"/>
      <text:p text:style-name="P3"><text:span text:style-name="T6">Et c’est en secret qu’on aurait aménagé sous l’édifice un laboratoire </text:span><text:span text:style-name="T7">permettant d’exploiter les propriétés divines de cette eau pour régénérer des corps de soldats tombés au combat. Là, à l’aide de procédés nécromantiques, on ‘attache’ cette capacité de régénération à la chair morte, désormais prête à accueillir son nouvel hôte. </text:span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4:08:03.156000000</meta:creation-date>
    <dc:date>2018-11-22T16:04:45.839000000</dc:date>
    <meta:editing-duration>PT26M28S</meta:editing-duration>
    <meta:editing-cycles>7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16" meta:word-count="280" meta:character-count="1635" meta:non-whitespace-character-count="1367"/>
  </office:meta>
</office:document-meta>
</file>